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63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2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2.2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one</text:p>
          </table:table-cell>
          <table:table-cell office:value-type="string">
            <text:p>two</text:p>
          </table:table-cell>
          <table:table-cell office:value-type="string">
            <text:p>three</text:p>
          </table:table-cell>
          <table:table-cell/>
        </table:table-row>
        <table:table-row table:style-name="ro1">
          <table:table-cell office:value-type="string">
            <text:p>No CSMA-CA / ACK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178">
            <text:p>178</text:p>
          </table:table-cell>
          <table:table-cell/>
        </table:table-row>
        <table:table-row table:style-name="ro1">
          <table:table-cell office:value-type="string">
            <text:p>No ACK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table:style-name="ce1" office:value-type="string">
            <text:p>No CSMA-CA / ACK</text:p>
          </table:table-cell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 table:style-name="ce1" office:value-type="string">
            <text:p>CSMA-CA / ACK enabled</text:p>
          </table:table-cell>
          <table:table-cell office:value-type="float" office:value="79">
            <text:p>79</text:p>
          </table:table-cell>
          <table:table-cell office:value-type="float" office:value="156">
            <text:p>156</text:p>
          </table:table-cell>
          <table:table-cell office:value-type="float" office:value="232">
            <text:p>232</text:p>
          </table:table-cell>
          <table:table-cell/>
        </table:table-row>
        <table:table-row table:style-name="ro1">
          <table:table-cell office:value-type="string">
            <text:p>CSMA-CA / ACK beacons enabled</text:p>
          </table:table-cell>
          <table:table-cell office:value-type="float" office:value="1882">
            <text:p>1882</text:p>
          </table:table-cell>
          <table:table-cell office:value-type="float" office:value="2038">
            <text:p>2038</text:p>
          </table:table-cell>
          <table:table-cell office:value-type="float" office:value="2114">
            <text:p>211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Sheet1.D28" table:end-x="0.9161in" table:end-y="0.0913in" draw:z-index="0" draw:style-name="gr1" svg:width="3.9209in" svg:height="2.7555in" svg:x="1.25in" svg:y="0.1697in">
              <draw:object draw:notify-on-update-of-ranges="Sheet1.A5:Sheet1.A5 Sheet1.B5:Sheet1.D5 Sheet1.A6:Sheet1.A6 Sheet1.B6:Sheet1.D6 Sheet1.A7:Sheet1.A7 Sheet1.B7:Sheet1.D7 Sheet1.A8:Sheet1.A8 Sheet1.B8:Sheet1.D8 Sheet1.A9:Sheet1.A9 Sheet1.B9:Sheet1.D9 Sheet1.A10:Sheet1.A10 Sheet1.B10:Sheet1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0">08/30/2010</text:date>, <text:time>12:5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drigo Steiner</meta:initial-creator>
    <meta:creation-date>2010-08-30T10:35:39</meta:creation-date>
    <dc:date>2010-08-30T12:56:57</dc:date>
    <dc:creator>Rodrigo Steiner</dc:creator>
    <meta:editing-duration>PT01H50M57S</meta:editing-duration>
    <meta:editing-cycles>1</meta:editing-cycles>
    <meta:document-statistic meta:table-count="3" meta:cell-count="24" meta:object-count="1"/>
    <meta:generator>OpenOffice.org/3.2$Linu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ajor="100" chart:gap-width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data-label-number="value" chart:data-label-text="false" chart:data-label-symbol="false"/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chart-properties chart:data-label-number="value" chart:data-label-text="false" chart:data-label-symbol="false"/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chart-properties chart:data-label-number="value" chart:data-label-text="false" chart:data-label-symbol="false"/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chart-properties chart:data-label-number="value" chart:data-label-text="false" chart:data-label-symbol="false"/>
      <style:graphic-properties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96cm" svg:height="7cm" xlink:href=".." chart:class="chart:bar" chart:style-name="ch1">
        <chart:legend chart:legend-position="end" svg:x="7.18cm" svg:y="1.673cm" chart:style-name="ch2"/>
        <chart:plot-area chart:style-name="ch3" table:cell-range-address="Sheet1.A5:Sheet1.D10" chart:data-source-has-labels="both" svg:x="-0.002cm" svg:y="0.14cm" svg:width="7.18cm" svg:height="6.64cm">
          <chart:axis chart:dimension="x" chart:name="primary-x" chart:style-name="ch4">
            <chart:title svg:x="2.695cm" svg:y="6.349cm" chart:style-name="ch5">
              <text:p>Number of Hops</text:p>
            </chart:title>
            <chart:categories table:cell-range-address="Sheet1.B5:Sheet1.D5"/>
          </chart:axis>
          <chart:axis chart:dimension="y" chart:name="primary-y" chart:style-name="ch6">
            <chart:title svg:x="0cm" svg:y="3.889cm" chart:style-name="ch7">
              <text:p>Time (ms)</text:p>
            </chart:title>
            <chart:grid chart:style-name="ch8" chart:class="major"/>
            <chart:grid chart:style-name="ch8" chart:class="minor"/>
          </chart:axis>
          <chart:series chart:style-name="ch9" chart:values-cell-range-address="Sheet1.B6:Sheet1.D6" chart:label-cell-address="Sheet1.A6:Sheet1.A6" chart:class="chart:bar">
            <chart:data-point chart:repeated="3"/>
          </chart:series>
          <chart:series chart:style-name="ch10" chart:values-cell-range-address="Sheet1.B7:Sheet1.D7" chart:label-cell-address="Sheet1.A7:Sheet1.A7" chart:class="chart:bar">
            <chart:data-point chart:repeated="3"/>
          </chart:series>
          <chart:series chart:style-name="ch11" chart:values-cell-range-address="Sheet1.B8:Sheet1.D8" chart:label-cell-address="Sheet1.A8:Sheet1.A8" chart:class="chart:bar">
            <chart:data-point chart:repeated="3"/>
          </chart:series>
          <chart:series chart:style-name="ch12" chart:values-cell-range-address="Sheet1.B9:Sheet1.D9" chart:label-cell-address="Sheet1.A9:Sheet1.A9" chart:class="chart:bar">
            <chart:data-point chart:repeated="3"/>
          </chart:series>
          <chart:series chart:style-name="ch13" chart:values-cell-range-address="Sheet1.B10:Sheet1.D10" chart:label-cell-address="Sheet1.A10:Sheet1.A10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5:Sheet1.D5">one</text:p>
              </table:table-cell>
              <table:table-cell office:value-type="string">
                <text:p>two</text:p>
              </table:table-cell>
              <table:table-cell office:value-type="string">
                <text:p>three</text:p>
              </table:table-cell>
            </table:table-row>
          </table:table-header-rows>
          <table:table-rows>
            <table:table-row>
              <table:table-cell office:value-type="string">
                <text:p text:id="Sheet1.A6:Sheet1.A6">No CSMA-CA / ACK</text:p>
              </table:table-cell>
              <table:table-cell office:value-type="float" office:value="60">
                <text:p text:id="Sheet1.B6:Sheet1.D6">60</text:p>
              </table:table-cell>
              <table:table-cell office:value-type="float" office:value="120">
                <text:p>1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 text:id="Sheet1.A7:Sheet1.A7">No ACK</text:p>
              </table:table-cell>
              <table:table-cell office:value-type="float" office:value="70">
                <text:p text:id="Sheet1.B7:Sheet1.D7">70</text:p>
              </table:table-cell>
              <table:table-cell office:value-type="float" office:value="140">
                <text:p>1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 text:id="Sheet1.A8:Sheet1.A8">No CSMA-CA / ACK</text:p>
              </table:table-cell>
              <table:table-cell office:value-type="float" office:value="68">
                <text:p text:id="Sheet1.B8:Sheet1.D8">68</text:p>
              </table:table-cell>
              <table:table-cell office:value-type="float" office:value="136">
                <text:p>136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 text:id="Sheet1.A9:Sheet1.A9">CSMA-CA / ACK enabled</text:p>
              </table:table-cell>
              <table:table-cell office:value-type="float" office:value="79">
                <text:p text:id="Sheet1.B9:Sheet1.D9">79</text:p>
              </table:table-cell>
              <table:table-cell office:value-type="float" office:value="156">
                <text:p>15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 text:id="Sheet1.A10:Sheet1.A10">CSMA-CA / ACK beacons enabled</text:p>
              </table:table-cell>
              <table:table-cell office:value-type="float" office:value="1882">
                <text:p text:id="Sheet1.B10:Sheet1.D10">1882</text:p>
              </table:table-cell>
              <table:table-cell office:value-type="float" office:value="2038">
                <text:p>2038</text:p>
              </table:table-cell>
              <table:table-cell office:value-type="float" office:value="2114">
                <text:p>2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hatch draw:name="Black_20_90_20_Degrees" draw:display-name="Black 90 Degrees" draw:style="single" draw:color="#000000" draw:distance="0.102cm" draw:rotation="900"/>
  </office:styles>
</office:document-styles>
</file>